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26b977f" style:font-size-asian="31.5pt" style:font-weight-asian="bold" style:font-size-complex="3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Liberation Serif" fo:font-size="16pt" fo:font-weight="normal" officeooo:rsid="02138ae9" officeooo:paragraph-rsid="0246a2e9" style:font-size-asian="16pt" style:font-weight-asian="normal" style:font-size-complex="16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style:font-name="Liberation Serif" fo:font-size="24pt" style:text-underline-style="solid" style:text-underline-width="auto" style:text-underline-color="font-color" fo:font-weight="bold" officeooo:rsid="027b5adb" officeooo:paragraph-rsid="027b5adb" style:font-size-asian="21pt" style:font-weight-asian="bold" style:font-size-complex="24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27b5adb" officeooo:paragraph-rsid="027b5adb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27cc1d4" officeooo:paragraph-rsid="027cc1d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27cc1d4" officeooo:paragraph-rsid="027cc1d4" style:font-size-asian="12pt" style:font-weight-asian="bold" style:font-size-complex="12pt" style:font-weight-complex="bold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27b5adb" officeooo:paragraph-rsid="027b5ad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bold" officeooo:rsid="027cc1d4" officeooo:paragraph-rsid="027cc1d4" style:font-size-asian="15.75pt" style:font-weight-asian="bold" style:font-size-complex="18pt" style:font-weight-complex="bold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27cc1d4" style:font-weight-asian="normal" style:font-weight-complex="normal"/>
    </style:style>
    <style:style style:name="T6" style:family="text">
      <style:text-properties style:text-underline-style="none" officeooo:rsid="027cc1d4"/>
    </style:style>
    <style:style style:name="T7" style:family="text">
      <style:text-properties officeooo:rsid="027b5a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<text:span text:style-name="T7">7</text:span> <text:span text:style-name="T1">ANSIBLE</text:span></text:p>
      <text:p text:style-name="P1"/>
      <text:list xml:id="list484846751325783753" text:style-name="L1">
        <text:list-item>
          <text:p text:style-name="P3"><text:span text:style-name="T2">Assignment </text:span><text:span text:style-name="T3">1</text:span></text:p>
          <text:p text:style-name="P4">Using Ansible Modules, Create Swap memory using swap File if Swap does not exist in the node machine , if it exists increase the swap Size.</text:p>
          <text:p text:style-name="P5">Solution<text:span text:style-name="T4"> :-</text:span></text:p>
        </text:list-item>
        <text:list-item>
          <text:p text:style-name="P6"><text:span text:style-name="T4">First, I did the whole process manually.</text:span></text:p>
        </text:list-item>
        <text:list-item>
          <text:p text:style-name="P6"><text:span text:style-name="T4">I checked the swap space on my vagrant node by using command </text:span><text:span text:style-name="T2">“free -h”</text:span><text:span text:style-name="T4">.</text:span></text:p>
        </text:list-item>
        <text:list-item>
          <text:p text:style-name="P6"><text:span text:style-name="T4">Created a swap file using </text:span><text:span text:style-name="T2">command </text:span><text:span text:style-name="T4"><text:s/>module of ansible &amp; using</text:span></text:p>
          <text:p text:style-name="P6"><text:span text:style-name="T2">dd if=/dev/zero of=/test/swpfl bs=10M count=1</text:span></text:p>
        </text:list-item>
        <text:list-item>
          <text:p text:style-name="P9"><text:span text:style-name="T2">Setup the swap file using</text:span></text:p>
          <text:p text:style-name="P6"><text:span text:style-name="T2">mkswap /test/swpfl</text:span></text:p>
        </text:list-item>
        <text:list-item>
          <text:p text:style-name="P6"><text:span text:style-name="T4">For making the file more secure i give permissions to the file as </text:span><text:span text:style-name="T2">600</text:span><text:span text:style-name="T4">.</text:span></text:p>
        </text:list-item>
        <text:list-item>
          <text:p text:style-name="P6"><text:span text:style-name="T4">Enabled the swpfl file using </text:span><text:span text:style-name="T2"><text:s/>swapon /test/swpfl </text:span><text:span text:style-name="T4">command</text:span></text:p>
        </text:list-item>
        <text:list-item>
          <text:p text:style-name="P6"><text:span text:style-name="T4">Added the file permanently by adding it to </text:span><text:span text:style-name="T2">fstab </text:span><text:span text:style-name="T4">file.</text:span></text:p>
        </text:list-item>
        <text:list-item>
          <text:p text:style-name="P6"><text:span text:style-name="T4">Enabled the swap space using </text:span><text:span text:style-name="T2">swapon -a</text:span><text:span text:style-name="T4">.</text:span></text:p>
        </text:list-item>
        <text:list-item>
          <text:p text:style-name="P6"><text:span text:style-name="T4">A 9.2M swap space made on the node using ‘</text:span><text:span text:style-name="T2">dd’</text:span><text:span text:style-name="T4"> but its not </text:span><text:span text:style-name="T5">used to make swap space for more than 1GB then we can use f</text:span><text:span text:style-name="T6">allocate</text:span><text:span text:style-name="T5"> command.</text:span></text:p>
        </text:list-item>
        <text:list-item>
          <text:p text:style-name="P7"><text:span text:style-name="T4">Then I created the playbook by giving hosts -&gt; node2 and created various task according to study from google and performing it manually with snapshots.</text:span></text:p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10"><text:span text:style-name="T2">1. YML File</text:span></text:p>
      <text:p text:style-name="P10"><text:span text:style-name="T2"/></text:p>
      <text:p text:style-name="P10"><text:span text:style-name="T2"/></text:p>
      <text:p text:style-name="P10"><text:span text:style-name="T2">2. YML Output</text:span></text:p>
      <text:p text:style-name="P10"><text:span text:style-name="T2"/></text:p>
      <text:p text:style-name="P10"><text:span text:style-name="T2"/></text:p>
      <text:p text:style-name="P10"><text:span text:style-name="T2">3. SWAP Space on Node2</text:span></text:p>
      <text:p text:style-name="P10"><text:span text:style-name="T2"/></text:p>
      <text:p text:style-name="P10"><text:span text:style-name="T2"/></text:p>
      <text:p text:style-name="P10"><text:span text:style-name="T2">4. Error for creating 1GB swap space with dd comm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19T23:12:19.665405421</dc:date>
    <meta:editing-duration>P1DT17H5M22S</meta:editing-duration>
    <meta:editing-cycles>316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205" meta:character-count="1051" meta:non-whitespace-character-count="879"/>
  </office:meta>
</office:document-meta>
</file>